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00000010111B5AC4B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006b6b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>
      <style:graphic-properties svg:stroke-width="0.203cm" draw:marker-start="Arrow" draw:marker-start-width="0.6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line-through-mode="continuous" style:letter-kerning="false" style:font-family-asian="Arial" style:font-family-generic-asian="system" style:font-pitch-asian="variable" style:font-size-asian="18pt" style:language-asian="zxx" style:country-asian="none" style:font-style-asian="normal" style:font-weight-asian="normal" style:font-family-complex="Lucidasans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345cm" svg:height="4.044cm" svg:x="0.532cm" svg:y="4.49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1" draw:layer="layout" svg:width="5.012cm" svg:height="3.682cm" svg:x="2.093cm" svg:y="0.583cm">
          <draw:image xlink:href="Pictures/10000000000001100000010111B5AC4B.jpg" xlink:type="simple" xlink:show="embed" xlink:actuate="onLoad">
            <text:p/>
          </draw:image>
        </draw:frame>
        <draw:custom-shape draw:style-name="gr3" draw:text-style-name="P1" draw:layer="layout" svg:width="3.693cm" svg:height="4.693cm" svg:x="2.513cm" svg:y="2.5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rect draw:style-name="gr4" draw:text-style-name="P2" draw:layer="layout" svg:width="3.62cm" svg:height="2.097cm" svg:x="0.433cm" svg:y="0.666cm">
            <text:p/>
          </draw:rect>
          <draw:g>
            <draw:rect draw:style-name="gr5" draw:text-style-name="P2" draw:layer="layout" svg:width="0.727cm" svg:height="0.929cm" svg:x="3.23cm" svg:y="0.768cm">
              <text:p/>
            </draw:rect>
            <draw:rect draw:style-name="gr6" draw:text-style-name="P2" draw:layer="layout" svg:width="0.507cm" svg:height="0.303cm" svg:x="2.962cm" svg:y="0.877cm">
              <text:p/>
            </draw:rect>
            <draw:rect draw:style-name="gr7" draw:text-style-name="P2" draw:layer="layout" svg:width="0.507cm" svg:height="0.303cm" svg:x="2.962cm" svg:y="1.289cm">
              <text:p/>
            </draw:rect>
          </draw:g>
        </draw:g>
        <draw:g>
          <draw:rect draw:style-name="gr8" draw:text-style-name="P2" draw:layer="layout" svg:width="3.62cm" svg:height="2.097cm" svg:x="0.902cm" svg:y="5.775cm">
            <text:p/>
          </draw:rect>
          <draw:g>
            <draw:rect draw:style-name="gr9" draw:text-style-name="P2" draw:layer="layout" svg:width="0.727cm" svg:height="0.929cm" svg:x="3.699cm" svg:y="5.877cm">
              <text:p/>
            </draw:rect>
            <draw:rect draw:style-name="gr10" draw:text-style-name="P2" draw:layer="layout" svg:width="0.507cm" svg:height="0.303cm" svg:x="3.431cm" svg:y="5.986cm">
              <text:p/>
            </draw:rect>
            <draw:rect draw:style-name="gr11" draw:text-style-name="P2" draw:layer="layout" svg:width="0.507cm" svg:height="0.303cm" svg:x="3.431cm" svg:y="6.398cm">
              <text:p/>
            </draw:rect>
          </draw:g>
        </draw:g>
        <draw:g>
          <draw:rect draw:style-name="gr12" draw:text-style-name="P2" draw:layer="layout" svg:width="3.62cm" svg:height="2.097cm" svg:x="5.194cm" svg:y="2.676cm">
            <text:p/>
          </draw:rect>
          <draw:g>
            <draw:rect draw:style-name="gr13" draw:text-style-name="P2" draw:layer="layout" svg:width="0.727cm" svg:height="0.929cm" svg:x="7.991cm" svg:y="2.778cm">
              <text:p/>
            </draw:rect>
            <draw:rect draw:style-name="gr14" draw:text-style-name="P2" draw:layer="layout" svg:width="0.507cm" svg:height="0.303cm" svg:x="7.723cm" svg:y="2.887cm">
              <text:p/>
            </draw:rect>
            <draw:rect draw:style-name="gr15" draw:text-style-name="P2" draw:layer="layout" svg:width="0.507cm" svg:height="0.303cm" svg:x="7.723cm" svg:y="3.299cm">
              <text:p/>
            </draw:rect>
          </draw:g>
        </draw:g>
        <draw:line draw:style-name="gr16" draw:text-style-name="P1" draw:layer="layout" svg:x1="2.16cm" svg:y1="2.78cm" svg:x2="2.797cm" svg:y2="5.71cm">
          <text:p/>
        </draw:line>
        <draw:line draw:style-name="gr16" draw:text-style-name="P1" draw:layer="layout" svg:x1="4.07cm" svg:y1="1.441cm" svg:x2="6.581cm" svg:y2="2.646cm">
          <text:p/>
        </draw:line>
        <draw:line draw:style-name="gr16" draw:text-style-name="P1" draw:layer="layout" svg:x1="7.201cm" svg:y1="4.773cm" svg:x2="4.522cm" svg:y2="7.1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14cm" fo:page-height="8.81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Fabrizio Pastore</meta:initial-creator>
    <meta:creation-date>2007-08-22T21:51:54</meta:creation-date>
    <dc:creator>Fabrizio Pastore</dc:creator>
    <dc:date>2008-04-05T00:34:20</dc:date>
    <meta:editing-cycles>4</meta:editing-cycles>
    <meta:editing-duration>PT19M7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